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4" table:default-cell-style-name="Default"/>
        <table:table-row table:style-name="ro1">
          <table:table-cell table:number-columns-repeated="13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  <table:table-cell table:number-columns-repeated="12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4600" calcext:value-type="float">
            <text:p>3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4600" calcext:value-type="float">
            <text:p>3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7700" calcext:value-type="float">
            <text:p>787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31" calcext:value-type="float">
            <text:p>120031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6500" calcext:value-type="float">
            <text:p>64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489" calcext:value-type="float">
            <text:p>88489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6200" calcext:value-type="float">
            <text:p>736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989" calcext:value-type="float">
            <text:p>110989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41300" calcext:value-type="float">
            <text:p>1141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7154" calcext:value-type="float">
            <text:p>267154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7100" calcext:value-type="float">
            <text:p>267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951" calcext:value-type="float">
            <text:p>87951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5400" calcext:value-type="float">
            <text:p>7854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987" calcext:value-type="float">
            <text:p>102987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2800" calcext:value-type="float">
            <text:p>492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39" calcext:value-type="float">
            <text:p>16239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8200" calcext:value-type="float">
            <text:p>116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598" calcext:value-type="float">
            <text:p>52598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4700" calcext:value-type="float">
            <text:p>274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9300" calcext:value-type="float">
            <text:p>159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500" calcext:value-type="float">
            <text:p>12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750" calcext:value-type="float">
            <text:p>3275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0300" calcext:value-type="float">
            <text:p>4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203" calcext:value-type="float">
            <text:p>53203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200" calcext:value-type="float">
            <text:p>109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8519" calcext:value-type="float">
            <text:p>108519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800" calcext:value-type="float">
            <text:p>171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371" calcext:value-type="float">
            <text:p>109371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3500" calcext:value-type="float">
            <text:p>18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541" calcext:value-type="float">
            <text:p>152541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8100" calcext:value-type="float">
            <text:p>248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976" calcext:value-type="float">
            <text:p>154976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1000" calcext:value-type="float">
            <text:p>281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922" calcext:value-type="float">
            <text:p>159922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200" calcext:value-type="float">
            <text:p>4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600" calcext:value-type="float">
            <text:p>106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300" calcext:value-type="float">
            <text:p>76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000" calcext:value-type="float">
            <text:p>4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700" calcext:value-type="float">
            <text:p>9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0500" calcext:value-type="float">
            <text:p>110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600" calcext:value-type="float">
            <text:p>5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955" calcext:value-type="float">
            <text:p>8995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6302" calcext:value-type="float">
            <text:p>763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493" calcext:value-type="float">
            <text:p>1054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107" calcext:value-type="float">
            <text:p>751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834" calcext:value-type="float">
            <text:p>9683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290" calcext:value-type="float">
            <text:p>752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6417" calcext:value-type="float">
            <text:p>8641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3077" calcext:value-type="float">
            <text:p>9307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585" calcext:value-type="float">
            <text:p>5958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219" calcext:value-type="float">
            <text:p>5821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916" calcext:value-type="float">
            <text:p>4591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541" calcext:value-type="float">
            <text:p>3854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439" calcext:value-type="float">
            <text:p>10643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4340" calcext:value-type="float">
            <text:p>144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850" calcext:value-type="float">
            <text:p>12585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9171" calcext:value-type="float">
            <text:p>139171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850" calcext:value-type="float">
            <text:p>12585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23"/>
        </table:table-row>
        <table:table-row table:style-name="ro1" table:number-rows-repeated="3">
          <table:table-cell table:number-columns-repeated="134"/>
        </table:table-row>
        <table:table-row table:style-name="ro1">
          <table:table-cell office:value-type="string" calcext:value-type="string">
            <text:p>#total</text:p>
          </table:table-cell>
          <table:table-cell office:value-type="string" calcext:value-type="string">
            <text:p>potlift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63W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fishe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ags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1976" calcext:value-type="float">
            <text:p>1976</text:p>
          </table:table-cell>
          <table:table-cell/>
          <table:table-cell office:value-type="float" office:value="1977" calcext:value-type="float">
            <text:p>1977</text:p>
          </table:table-cell>
          <table:table-cell table:number-columns-repeated="3"/>
          <table:table-cell office:value-type="float" office:value="1978" calcext:value-type="float">
            <text:p>1978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3"/>
          <table:table-cell office:value-type="float" office:value="1980" calcext:value-type="float">
            <text:p>1980</text:p>
          </table:table-cell>
          <table:table-cell table:number-columns-repeated="3"/>
          <table:table-cell office:value-type="float" office:value="1981" calcext:value-type="float">
            <text:p>1981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3"/>
          <table:table-cell office:value-type="float" office:value="1983" calcext:value-type="float">
            <text:p>1983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/>
          <table:table-cell office:value-type="float" office:value="1986" calcext:value-type="float">
            <text:p>1986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42"/>
        </table:table-row>
        <table:table-row table:style-name="ro1">
          <table:table-cell table:number-columns-repeated="13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</table:table-row>
        <table:table-row table:style-name="ro1" table:number-rows-repeated="4">
          <table:table-cell table:number-columns-repeated="13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20.031" calcext:value-type="float">
            <text:p>120.031</text:p>
          </table:table-cell>
          <table:table-cell office:value-type="float" office:value="88.489" calcext:value-type="float">
            <text:p>88.489</text:p>
          </table:table-cell>
          <table:table-cell office:value-type="float" office:value="110.989" calcext:value-type="float">
            <text:p>110.989</text:p>
          </table:table-cell>
          <table:table-cell office:value-type="float" office:value="267.154" calcext:value-type="float">
            <text:p>267.154</text:p>
          </table:table-cell>
          <table:table-cell office:value-type="float" office:value="87.951" calcext:value-type="float">
            <text:p>87.951</text:p>
          </table:table-cell>
          <table:table-cell office:value-type="float" office:value="102.987" calcext:value-type="float">
            <text:p>102.987</text:p>
          </table:table-cell>
          <table:table-cell office:value-type="float" office:value="16.239" calcext:value-type="float">
            <text:p>16.239</text:p>
          </table:table-cell>
          <table:table-cell office:value-type="float" office:value="52.598" calcext:value-type="float">
            <text:p>52.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5" calcext:value-type="float">
            <text:p>32.75</text:p>
          </table:table-cell>
          <table:table-cell office:value-type="float" office:value="53.203" calcext:value-type="float">
            <text:p>53.203</text:p>
          </table:table-cell>
          <table:table-cell office:value-type="float" office:value="108.519" calcext:value-type="float">
            <text:p>108.519</text:p>
          </table:table-cell>
          <table:table-cell office:value-type="float" office:value="109.371" calcext:value-type="float">
            <text:p>109.371</text:p>
          </table:table-cell>
          <table:table-cell office:value-type="float" office:value="152.541" calcext:value-type="float">
            <text:p>152.541</text:p>
          </table:table-cell>
          <table:table-cell office:value-type="float" office:value="154.976" calcext:value-type="float">
            <text:p>154.976</text:p>
          </table:table-cell>
          <table:table-cell office:value-type="float" office:value="159.922" calcext:value-type="float">
            <text:p>159.922</text:p>
          </table:table-cell>
          <table:table-cell office:value-type="float" office:value="1.042" calcext:value-type="float">
            <text:p>1.04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9.171" calcext:value-type="float">
            <text:p>139.171</text:p>
          </table:table-cell>
          <table:table-cell office:value-type="float" office:value="0" calcext:value-type="float">
            <text:p>0</text:p>
          </table:table-cell>
          <table:table-cell table:number-columns-repeated="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09:50:21.435813130</meta:creation-date>
    <dc:date>2017-04-14T22:23:14.843406075</dc:date>
    <meta:editing-duration>PT12H22M43S</meta:editing-duration>
    <meta:editing-cycles>1</meta:editing-cycles>
    <meta:document-statistic meta:table-count="1" meta:cell-count="613" meta:object-count="0"/>
    <meta:generator>LibreOffice/5.1.6.2$Linux_X86_64 LibreOffice_project/10m0$Build-2</meta:generator>
  </office:meta>
</office:document-meta>
</file>